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line-height="200%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Liberation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text-properties style:font-name="Liberation Seri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7" style:family="paragraph" style:parent-style-name="Standard">
      <style:text-properties style:font-name="Liberation Serif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8" style:family="paragraph" style:parent-style-name="Standard">
      <style:text-properties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font-name="Nimbus Mono L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text-position="0% 100%"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14" style:family="paragraph" style:parent-style-name="Standard">
      <style:paragraph-properties style:writing-mode="lr-tb"/>
      <style:text-properties style:text-position="0% 100%"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15" style:family="paragraph" style:parent-style-name="Standard">
      <style:paragraph-properties style:writing-mode="lr-tb"/>
      <style:text-properties style:text-position="0% 100%"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style:writing-mode="lr-tb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17" style:family="paragraph" style:parent-style-name="Standard" style:list-style-name="L1">
      <style:paragraph-properties fo:line-height="200%" style:writing-mode="lr-tb"/>
      <style:text-properties style:text-position="0% 100%"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O: 20</text:p>
      <text:p text:style-name="P1">Date <text:s/>: 16.05.2011</text:p>
      <text:p text:style-name="P1"/>
      <text:p text:style-name="P9">AIM:</text:p>
      <text:p text:style-name="P10"><text:tab/></text:p>
      <text:p text:style-name="P10"><text:tab/>Compute a real root of <text:span text:style-name="T8">f(x)=x</text:span><text:span text:style-name="T7">3</text:span><text:span text:style-name="T8">-8x+4</text:span><text:span text:style-name="T7"> </text:span><text:span text:style-name="T4">correct upto n decimal places using Newton-Raphson Method</text:span>. Initial value of x is given as input.</text:p>
      <text:p text:style-name="P1"><text:line-break/></text:p>
      <text:p text:style-name="P9">THEORY:</text:p>
      <text:p text:style-name="P10"><text:tab/></text:p>
      <text:p text:style-name="P16"><text:tab/>Newton-Raphson Method is an iterative method and is used to find isolated roots of a equation f(x)=0. The object ofthis to correct the approximate root x<text:span text:style-name="T1">0</text:span><text:span text:style-name="T3"> successively to its exact value ⍺. Let h be a sall correcton on x</text:span><text:span text:style-name="T1">0</text:span><text:span text:style-name="T3">, then x</text:span><text:span text:style-name="T1">1</text:span><text:span text:style-name="T3"> = x</text:span><text:span text:style-name="T1">0</text:span><text:span text:style-name="T3"> + h is the correct root.</text:span></text:p>
      <text:p text:style-name="P16"><text:span text:style-name="T3"><text:tab/>∴ f(x</text:span><text:span text:style-name="T1">1</text:span><text:span text:style-name="T3">)=0 =&gt; f(x</text:span><text:span text:style-name="T1">0</text:span><text:span text:style-name="T3">+h)=0</text:span></text:p>
      <text:p text:style-name="P15"><text:tab/>∴ by Taylor series expansion we get</text:p>
      <text:p text:style-name="P16"><text:span text:style-name="T3"><text:tab/><text:tab/>f(x</text:span><text:span text:style-name="T1">0</text:span><text:span text:style-name="T3">) + hf'(x</text:span><text:span text:style-name="T1">0</text:span><text:span text:style-name="T3">) + h</text:span><text:span text:style-name="T6">2</text:span><text:span text:style-name="T3">f''(x</text:span><text:span text:style-name="T1">0</text:span><text:span text:style-name="T3">)/2! + ... = 0</text:span></text:p>
      <text:p text:style-name="P15"><text:tab/>as h is small, neglecting the second and higher power of h we get</text:p>
      <text:p text:style-name="P16"><text:span text:style-name="T3"><text:tab/><text:tab/>h</text:span><text:span text:style-name="T1">0</text:span><text:span text:style-name="T3"> = -f(x</text:span><text:span text:style-name="T1">0</text:span><text:span text:style-name="T3">)/f'(x</text:span><text:span text:style-name="T1">0</text:span><text:span text:style-name="T3">)</text:span></text:p>
      <text:p text:style-name="P16"><text:span text:style-name="T3"><text:tab/>∴<text:tab/>x</text:span><text:span text:style-name="T1">1</text:span><text:span text:style-name="T3"> = x</text:span><text:span text:style-name="T1">0</text:span><text:span text:style-name="T3"> + h</text:span><text:span text:style-name="T1">0</text:span><text:span text:style-name="T3"> = x</text:span><text:span text:style-name="T1">0</text:span><text:span text:style-name="T3"> – f(x</text:span><text:span text:style-name="T1">0</text:span><text:span text:style-name="T3">)/f'(x</text:span><text:span text:style-name="T1">0</text:span><text:span text:style-name="T3">)</text:span></text:p>
      <text:p text:style-name="P16"><text:span text:style-name="T3"><text:tab/>proceeding this way, we get the (n+1)</text:span><text:span text:style-name="T6">th</text:span><text:span text:style-name="T3"> corrected root as </text:span></text:p>
      <text:p text:style-name="P16"><text:span text:style-name="T3"><text:tab/><text:tab/>x</text:span><text:span text:style-name="T1">n+1</text:span><text:span text:style-name="T3"> = x</text:span><text:span text:style-name="T1">n</text:span><text:span text:style-name="T3"> + h</text:span><text:span text:style-name="T1">n</text:span><text:span text:style-name="T3"> = x</text:span><text:span text:style-name="T1">n</text:span><text:span text:style-name="T3"> – f(x</text:span><text:span text:style-name="T1">n</text:span><text:span text:style-name="T3">)/f'(x</text:span><text:span text:style-name="T1">0</text:span><text:span text:style-name="T3">)</text:span></text:p>
      <text:p text:style-name="P2"/>
      <text:p text:style-name="P9"><text:bookmark-start text:name="__DdeLink__676_2058507239"/>ALGORITHM:<text:bookmark-end text:name="__DdeLink__676_2058507239"/></text:p>
      <text:p text:style-name="P6"/>
      <text:p text:style-name="P7"><text:tab/><text:span text:style-name="T9">The following function returns </text:span><text:span text:style-name="T5">a root of f(x) correct upto n decimal places using Newton-Raphson Method. Value of x</text:span><text:span text:style-name="T2">0</text:span><text:span text:style-name="T5"> is taken in argument x.</text:span></text:p>
      <text:p text:style-name="P13"/>
      <text:p text:style-name="P14">newton_raphson(x,n)</text:p>
      <text:p text:style-name="P14">{</text:p>
      <text:p text:style-name="P8"><text:tab/>while(round(x,dig)≠round(temp,dig))</text:p>
      <text:p text:style-name="P8"><text:tab/>{</text:p>
      <text:p text:style-name="P8"><text:tab/><text:tab/>if(f_(x)=0)</text:p>
      <text:p text:style-name="P8"><text:tab/><text:tab/><text:tab/>return;</text:p>
      <text:p text:style-name="P8"><text:tab/><text:tab/>h=-f(x)/f_(x);</text:p>
      <text:p text:style-name="P8"><text:tab/><text:tab/>temp=x;</text:p>
      <text:p text:style-name="P8"><text:tab/><text:tab/>x=x+h;</text:p>
      <text:p text:style-name="P8"><text:tab/>}</text:p>
      <text:p text:style-name="P14">}</text:p>
      <text:p text:style-name="P8"/>
      <text:p text:style-name="P5"/>
      <text:p text:style-name="P9">PROGRAM:</text:p>
      <text:p text:style-name="P12"/>
      <text:p text:style-name="P4">newton_raphson.c</text:p>
      <text:p text:style-name="P11"/>
      <text:p text:style-name="P11">/* Author<text:tab/> <text:tab/>: Rakesh Malik</text:p>
      <text:p text:style-name="P11"><text:s/>* Date<text:tab/><text:tab/><text:tab/>: 18.05.2011</text:p>
      <text:p text:style-name="P11"><text:s/>* Subject<text:tab/><text:tab/>: Newton-Raphson Method to solve equation</text:p>
      <text:p text:style-name="P11"><text:s/>* Assignment no.<text:tab/>: 20</text:p>
      <text:p text:style-name="P11"><text:s/>*/</text:p>
      <text:p text:style-name="P11"/>
      <text:p text:style-name="P11">#include&lt;stdio.h&gt;</text:p>
      <text:p text:style-name="P11">#include&lt;math.h&gt;</text:p>
      <text:p text:style-name="P11"/>
      <text:p text:style-name="P11">#define f(x) <text:s/>(x*x*x-8*x-4)</text:p>
      <text:p text:style-name="P11">#define f_(x) (3*x*x-8)</text:p>
      <text:p text:style-name="P11"/>
      <text:p text:style-name="P11">void newton_raphson(double,int);</text:p>
      <text:p text:style-name="P11"/>
      <text:p text:style-name="P11">int main()</text:p>
      <text:p text:style-name="P11">{</text:p>
      <text:p text:style-name="P11"><text:tab/>double x0;</text:p>
      <text:p text:style-name="P11"><text:tab/>int n;</text:p>
      <text:p text:style-name="P11"><text:tab/>printf("NEWTON RAPHSON METHOD :\n");</text:p>
      <text:p text:style-name="P11"><text:tab/>printf("\nf(x)=x3-8x-4=0\n");</text:p>
      <text:p text:style-name="P11"><text:tab/>printf("x0=");</text:p>
      <text:p text:style-name="P11"><text:tab/>scanf("%lf",&amp;x0);</text:p>
      <text:p text:style-name="P11"><text:tab/>printf("Number of decimal places to be corrected upto : ");</text:p>
      <text:p text:style-name="P11"><text:tab/>scanf("%d",&amp;n);</text:p>
      <text:p text:style-name="P11"><text:tab/>newton_raphson(x0,n);</text:p>
      <text:p text:style-name="P11"><text:tab/>printf("\n");</text:p>
      <text:p text:style-name="P11">}</text:p>
      <text:p text:style-name="P11"/>
      <text:p text:style-name="P11">void newton_raphson(double x,int n)</text:p>
      <text:p text:style-name="P11">{</text:p>
      <text:p text:style-name="P11"><text:tab/>double h,temp=9e99;</text:p>
      <text:p text:style-name="P11"><text:tab/>int i=0;</text:p>
      <text:p text:style-name="P11"><text:tab/>while(round(x*pow(10,n))!=round(temp*pow(10,n)))</text:p>
      <text:p text:style-name="P11"><text:tab/>{</text:p>
      <text:p text:style-name="P11"><text:soft-page-break/><text:tab/><text:tab/>if(f_(x)==0)</text:p>
      <text:p text:style-name="P11"><text:tab/><text:tab/>{</text:p>
      <text:p text:style-name="P11"><text:tab/><text:tab/><text:tab/>printf("\nf'(%.*lf)=0, Newton-Raphson Method can't proceed further",n,x);</text:p>
      <text:p text:style-name="P11"><text:tab/><text:tab/><text:tab/>return;</text:p>
      <text:p text:style-name="P11"><text:tab/><text:tab/>}</text:p>
      <text:p text:style-name="P11"><text:tab/><text:tab/>h=-f(x)/f_(x);</text:p>
      <text:p text:style-name="P11"><text:tab/><text:tab/>printf("\nn=%3d <text:s text:c="3"/>x=%.*lf <text:s text:c="3"/>f(x)=%lf <text:s text:c="3"/>f'(x)=%lf <text:s text:c="3"/>h=%lf",i,n,x,f(x),f_(x),h);</text:p>
      <text:p text:style-name="P11"><text:tab/><text:tab/>temp=x;</text:p>
      <text:p text:style-name="P11"><text:tab/><text:tab/>x+=h;</text:p>
      <text:p text:style-name="P11"><text:tab/><text:tab/>i++;</text:p>
      <text:p text:style-name="P11"><text:tab/>}</text:p>
      <text:p text:style-name="P11"><text:tab/>printf("\nn=%3d <text:s text:c="3"/>x=%.*lf",i,n,x);</text:p>
      <text:p text:style-name="P11">}</text:p>
      <text:p text:style-name="P11"/>
      <text:p text:style-name="P11"/>
      <text:p text:style-name="P9">OUTPUT:</text:p>
      <text:p text:style-name="P9"/>
      <text:p text:style-name="P11">NEWTON RAPHSON METHOD :</text:p>
      <text:p text:style-name="P11"/>
      <text:p text:style-name="P11">f(x)=x3-8x-4=0</text:p>
      <text:p text:style-name="P11">x0=3</text:p>
      <text:p text:style-name="P11">Number of decimal places to be corrected upto : 4</text:p>
      <text:p text:style-name="P11"/>
      <text:p text:style-name="P11">n= <text:s/>0 <text:s text:c="3"/>x=3.0000 <text:s text:c="3"/>f(x)=-1.000000 <text:s text:c="3"/>f'(x)=19.000000 <text:s text:c="3"/>h=0.052632</text:p>
      <text:p text:style-name="P11">n= <text:s/>1 <text:s text:c="3"/>x=3.0526 <text:s text:c="3"/>f(x)=0.025077 <text:s text:c="3"/>f'(x)=19.955679 <text:s text:c="3"/>h=-0.001257</text:p>
      <text:p text:style-name="P11">n= <text:s/>2 <text:s text:c="3"/>x=3.0514 <text:s text:c="3"/>f(x)=0.000014 <text:s text:c="3"/>f'(x)=19.932668 <text:s text:c="3"/>h=-0.000001</text:p>
      <text:p text:style-name="P11">n= <text:s/>3 <text:s text:c="3"/>x=3.0514</text:p>
      <text:p text:style-name="P11"/>
      <text:p text:style-name="P11"/>
      <text:p text:style-name="P9">DISCUSSION:</text:p>
      <text:p text:style-name="P3"/>
      <text:list xml:id="list1351230035" text:style-name="L1">
        <text:list-item>
          <text:list>
            <text:list-item>
              <text:list>
                <text:list-item>
                  <text:p text:style-name="P17">Error checking is done to avoid being f'(x)=0.</text:p>
                </text:list-item>
                <text:list-item>
                  <text:p text:style-name="P17">f'(x) also supplied in program, not calculated.</text:p>
                </text:list-item>
                <text:list-item>
                  <text:p text:style-name="P17">Each step of iteration is printed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2T08:37:33</meta:creation-date>
    <meta:editing-duration>P0D</meta:editing-duration>
    <meta:editing-cycles>1</meta:editing-cycles>
    <meta:generator>OpenOffice.org/3.3$Linux OpenOffice.org_project/330m9$Build-9529</meta:generator>
    <meta:document-statistic meta:table-count="0" meta:image-count="0" meta:object-count="0" meta:page-count="2" meta:paragraph-count="87" meta:word-count="343" meta:character-count="2380"/>
  </office:meta>
</office:document-meta>
</file>